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ask 5 - Базові команди та моделювання у Redis</text:span></text:p>
      <text:p text:style-name="Standard"/>
      <text:p text:style-name="Standard">Redis є прикладом розподіленого Key-Value сховища в оперативній пам’яті, яке підтримує багато розподілених структур даних <text:a xlink:type="simple" xlink:href="https://redis.io/topics/data-types-intro" text:style-name="ListLabel_20_10" text:visited-style-name="ListLabel_20_10"><text:span text:style-name="T2">https://redis.io/topics/data-types-intro</text:span></text:a></text:p>
      <text:p text:style-name="Standard"/>
      <text:p text:style-name="Standard">Для роботи з Redis можна використовувати клієнт під певну мову програмування, або CLI <text:a xlink:type="simple" xlink:href="https://redis.io/topics/rediscli" text:style-name="ListLabel_20_10" text:visited-style-name="ListLabel_20_10"><text:span text:style-name="T2">https://redis.io/topics/rediscli</text:span></text:a></text:p>
      <text:p text:style-name="Standard"/>
      <text:p text:style-name="Standard">Через те що Redis є сховищем у пам’яті, воно часто використовується у якості тимчасового сховища зі швидким доступом.</text:p>
      <text:p text:style-name="Standard"/>
      <text:p text:style-name="Standard"><text:span text:style-name="T3">Завдання</text:span></text:p>
      <text:p text:style-name="Standard"/>
      <text:p text:style-name="Standard">На основі базових структур Redis змоделюйте <text:s/>Shopping cart, де зберігається інформація про замовлення користувачів.</text:p>
      <text:p text:style-name="Standard">Shopping cart має включати:</text:p>
      <text:p text:style-name="P1">- ідентифікатор замовлення</text:p>
      <text:p text:style-name="Standard">- інформацію про замовника (прізвище, ім’я, логін)</text:p>
      <text:p text:style-name="Standard">- товари в замовленні та їх кількість, </text:p>
      <text:p text:style-name="Standard">- вартість замовлення,</text:p>
      <text:p text:style-name="Standard">- статус замовлення (In Progress -&gt; Waiting for payment -&gt; Paid | Canceled).</text:p>
      <text:p text:style-name="Standard"/>
      <text:p text:style-name="Standard">По замовленню необхідно мати можливість робити наступні запити:</text:p>
      <text:list xml:id="list440864074" text:style-name="WWNum1">
        <text:list-item>
          <text:p text:style-name="P2">Замовлення по Id</text:p>
        </text:list-item>
        <text:list-item>
          <text:p text:style-name="P2">Всі ідентифікатори замовлення статус яких <text:span text:style-name="T5">Waiting for payment</text:span></text:p>
        </text:list-item>
        <text:list-item>
          <text:p text:style-name="P2">Всі ідентифікатори замовлення певного замовника</text:p>
        </text:list-item>
        <text:list-item>
          <text:p text:style-name="P2">Всі ідентифікатори замовлення певного замовника з можливістю вказати статус для пошуку</text:p>
        </text:list-item>
      </text:list>
      <text:p text:style-name="P1"/>
      <text:p text:style-name="P1">При модифікації декількох колекції використовуйте транзакцінсть <text:a xlink:type="simple" xlink:href="https://redis.io/topics/transactions" text:style-name="ListLabel_20_10" text:visited-style-name="ListLabel_20_10"><text:span text:style-name="T2">https://redis.io/topics/transactions</text:span></text:a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8" meta:word-count="155" meta:character-count="1183" meta:non-whitespace-character-count="1048"/>
    <meta:generator>LibreOfficeDev/6.0.5.2$Linux_X86_64 LibreOffice_project/</meta:generator>
  </office:meta>
</office:document-meta>
</file>